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1c1c1c" style:font-name="Fira Sans" fo:font-size="36pt" fo:font-style="italic" style:font-size-asian="36pt" style:font-style-asian="italic" style:font-size-complex="36pt" style:font-style-complex="italic"/>
    </style:style>
    <style:style style:name="P2" style:family="paragraph">
      <loext:graphic-properties draw:fill-color="#ffffff"/>
      <style:text-properties fo:color="#1c1c1c" style:font-name="Fira Sans" fo:font-size="36pt" fo:font-style="italic" style:font-size-asian="36pt" style:font-style-asian="italic" style:font-size-complex="36pt" style:font-style-complex="italic"/>
    </style:style>
    <style:style style:name="P3" style:family="paragraph">
      <style:text-properties fo:color="#666666"/>
    </style:style>
    <style:style style:name="P4" style:family="paragraph">
      <loext:graphic-properties draw:fill="none" draw:fill-color="#ffffff"/>
      <style:text-properties fo:color="#666666" style:font-name="Fira Sans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-color="#ffffff"/>
    </style:style>
    <style:style style:name="P6" style:family="paragraph">
      <style:text-properties fo:color="#1c1c1c" style:font-name="Fira San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7" style:family="paragraph">
      <loext:graphic-properties draw:fill-color="#ffffff"/>
      <style:text-properties fo:color="#1c1c1c" style:font-name="Fira San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1c1c1c" style:font-name="Fira Sans" fo:font-size="36pt" fo:font-style="italic" style:font-size-asian="36pt" style:font-style-asian="italic" style:font-size-complex="36pt" style:font-style-complex="italic"/>
    </style:style>
    <style:style style:name="T2" style:family="text">
      <style:text-properties fo:color="#666666" style:font-name="Fira Sans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1c1c1c" style:font-name="Fira San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FESTPLATTEN</text:span></text:p>
          </draw:text-box>
        </draw:frame>
        <draw:frame draw:style-name="gr1" draw:text-style-name="P4" draw:layer="layout" svg:width="3.745cm" svg:height="0.848cm" svg:x="23.6cm" svg:y="19.6cm">
          <draw:text-box>
            <text:p text:style-name="P3"><text:span text:style-name="T2">Charlotte Ze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73cm" presentation:class="subtitle" presentation:user-transformed="true">
          <draw:text-box>
            <text:p text:style-name="P6"><text:span text:style-name="T3">DIE NAMENTLICHE FESTPLATTE</text:span></text:p>
            <text:p text:style-name="P6"><text:span text:style-name="T3">(HD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ALLGEME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BAUGRÖSS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PEICHERGRÖSS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AUFB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CHNITTSTELL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CHREIBGESCHWINDIGK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RA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FEHLERERKENNUNG S.M.A.R.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FAZ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OLID-STATE DRIVE</text:span></text:p>
            <text:p text:style-name="P1"><text:span text:style-name="T1">(SS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ALLGEME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PEICHERGRÖSS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PEICHERARCHITEKTU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CHREIBZYKL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PREIS-/LEISTUNGSVERGLEI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ERGONOMIE/ÖKONOM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FEHLERERKENN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VOR-/NACHTEILE BEZÜGLICH HD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EINSATZGEBIE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FAZ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HYBRID DRIVE</text:span></text:p>
            <text:p text:style-name="P1"><text:span text:style-name="T1">(SS/H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ALLGEME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DUAL-DRIVE HYBRID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SOLID-STATE HYBRID DRI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VOR-/NACHTEILE BEZÜGLICH HDD/SS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EINSATZGEBIE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FAZ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,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.615138624</meta:creation-date>
    <dc:date>2016-01-30T09:54:35.329870477</dc:date>
    <meta:editing-duration>PT34M36S</meta:editing-duration>
    <meta:editing-cycles>3</meta:editing-cycles>
    <meta:generator>LibreOffice/5.0.4.2$Linux_X86_64 LibreOffice_project/00m0$Build-2</meta:generator>
    <meta:document-statistic meta:object-count="109"/>
  </office:meta>
</office:document-meta>
</file>